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68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4_distanceAlgorithm_STATISTICS_Algorithms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4_distanceAlgorithm_STATISTICS_Algorithms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4:38:13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